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62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number</text:p>
          </table:table-cell>
          <table:table-cell office:value-type="string">
            <text:p>qty per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Positioning arm</text:p>
          </table:table-cell>
          <table:table-cell office:value-type="string">
            <text:p>47065t36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lack rubber handle</text:p>
          </table:table-cell>
          <table:table-cell office:value-type="string">
            <text:p>13665a2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eft hinge</text:p>
          </table:table-cell>
          <table:table-cell office:value-type="string">
            <text:p>3116a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ight hinge</text:p>
          </table:table-cell>
          <table:table-cell office:value-type="string">
            <text:p>3116a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lam latch</text:p>
          </table:table-cell>
          <table:table-cell office:value-type="string">
            <text:p>171hn0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ow profile clamp</text:p>
          </table:table-cell>
          <table:table-cell office:value-type="string">
            <text:p>84865a2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90 bracket</text:p>
          </table:table-cell>
          <table:table-cell office:value-type="string">
            <text:p>5537t3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rface mount hinge</text:p>
          </table:table-cell>
          <table:table-cell office:value-type="string">
            <text:p>1624a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 handle latch</text:p>
          </table:table-cell>
          <table:table-cell office:value-type="string">
            <text:p>11055a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 slot extrusion (2 sided)</text:p>
          </table:table-cell>
          <table:table-cell office:value-type="string">
            <text:p>47065t55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ainless studs ¼-20</text:p>
          </table:table-cell>
          <table:table-cell table:number-columns-repeated="3"/>
        </table:table-row>
        <table:table-row table:style-name="ro1">
          <table:table-cell office:value-type="string">
            <text:p>stainless studs 10-32 3/8</text:p>
          </table:table-cell>
          <table:table-cell table:style-name="ce1" office:value-type="string">
            <text:p><text:a xlink:href="https://michigan.hybrocosales.com/details/item?itemid=CD51032-0375-1">CD51032-0375-1</text:a> </text:p>
          </table:table-cell>
          <table:table-cell table:number-columns-repeated="2"/>
        </table:table-row>
        <table:table-row table:style-name="ro1">
          <table:table-cell office:value-type="string">
            <text:p>Stainless studs <text:s/>3/8-16 1”</text:p>
          </table:table-cell>
          <table:table-cell office:value-type="string">
            <text:p>CD53816-1000-1</text:p>
          </table:table-cell>
          <table:table-cell table:number-columns-repeated="2"/>
        </table:table-row>
        <table:table-row table:style-name="ro1">
          <table:table-cell office:value-type="string">
            <text:p>aluminum studs ¼ -20 3/4”</text:p>
          </table:table-cell>
          <table:table-cell table:style-name="ce1" office:value-type="string">
            <text:p><text:a xlink:href="https://michigan.hybrocosales.com/details/item?itemid=CD51420-0750-1">CD51420-0750-1</text:a>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ainless nuts ¼ -20 </text:p>
          </table:table-cell>
          <table:table-cell table:number-columns-repeated="3"/>
        </table:table-row>
        <table:table-row table:style-name="ro1">
          <table:table-cell office:value-type="string">
            <text:p>stainless nuts 10-32</text:p>
          </table:table-cell>
          <table:table-cell table:number-columns-repeated="3"/>
        </table:table-row>
        <table:table-row table:style-name="ro1">
          <table:table-cell office:value-type="string">
            <text:p>stainless nuts 3/8 -1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ainless washers ¼ </text:p>
          </table:table-cell>
          <table:table-cell table:number-columns-repeated="3"/>
        </table:table-row>
        <table:table-row table:style-name="ro1">
          <table:table-cell office:value-type="string">
            <text:p>stainless washers 3/8</text:p>
          </table:table-cell>
          <table:table-cell table:number-columns-repeated="3"/>
        </table:table-row>
        <table:table-row table:style-name="ro1">
          <table:table-cell office:value-type="string">
            <text:p>stainless washers #1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ainless angle 1 ¼ x 1 ¼ </text:p>
          </table:table-cell>
          <table:table-cell table:number-columns-repeated="3"/>
        </table:table-row>
        <table:table-row table:style-name="ro1">
          <table:table-cell office:value-type="string">
            <text:p>stainless angle 1x1</text:p>
          </table:table-cell>
          <table:table-cell table:number-columns-repeated="3"/>
        </table:table-row>
        <table:table-row table:style-name="ro1">
          <table:table-cell office:value-type="string">
            <text:p>stainless rod ½ </text:p>
          </table:table-cell>
          <table:table-cell table:number-columns-repeated="3"/>
        </table:table-row>
        <table:table-row table:style-name="ro1">
          <table:table-cell office:value-type="string">
            <text:p>stainless rod 3/8</text:p>
          </table:table-cell>
          <table:table-cell table:number-columns-repeated="3"/>
        </table:table-row>
        <table:table-row table:style-name="ro1">
          <table:table-cell office:value-type="string">
            <text:p>stainless rod ¼</text:p>
          </table:table-cell>
          <table:table-cell table:number-columns-repeated="3"/>
        </table:table-row>
        <table:table-row table:style-name="ro2">
          <table:table-cell office:value-type="string">
            <text:p>stainless flatbar 1 x 3/16</text:p>
          </table:table-cell>
          <table:table-cell table:number-columns-repeated="3"/>
        </table:table-row>
        <table:table-row table:style-name="ro2">
          <table:table-cell office:value-type="string">
            <text:p>stainless flatbar 1.5 x 1/8</text:p>
          </table:table-cell>
          <table:table-cell table:number-columns-repeated="3"/>
        </table:table-row>
        <table:table-row table:style-name="ro2">
          <table:table-cell office:value-type="string">
            <text:p>stainless flatbar 1.5 x 5/16</text:p>
          </table:table-cell>
          <table:table-cell table:number-columns-repeated="3"/>
        </table:table-row>
        <table:table-row table:style-name="ro1">
          <table:table-cell office:value-type="string">
            <text:p>stainless tubing 1”</text:p>
          </table:table-cell>
          <table:table-cell table:number-columns-repeated="3"/>
        </table:table-row>
        <table:table-row table:style-name="ro1">
          <table:table-cell office:value-type="string">
            <text:p>stainless sch 40 pipe 3.5”</text:p>
          </table:table-cell>
          <table:table-cell table:number-columns-repeated="3"/>
        </table:table-row>
        <table:table-row table:style-name="ro1">
          <table:table-cell office:value-type="string">
            <text:p>stainless sq tube ½ </text:p>
          </table:table-cell>
          <table:table-cell table:number-columns-repeated="3"/>
        </table:table-row>
        <table:table-row table:style-name="ro2">
          <table:table-cell office:value-type="string">
            <text:p>stainless rnd tube 1/8”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uminum flattened expande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ainless button head bolt ¼ -20 ¾</text:p>
          </table:table-cell>
          <table:table-cell table:number-columns-repeated="3"/>
        </table:table-row>
        <table:table-row table:style-name="ro1">
          <table:table-cell office:value-type="string">
            <text:p>stainless button head bolt ¼ -20 ½ </text:p>
          </table:table-cell>
          <table:table-cell table:number-columns-repeated="3"/>
        </table:table-row>
        <table:table-row table:style-name="ro1">
          <table:table-cell office:value-type="string">
            <text:p>stainless bolt 3/8-16</text:p>
          </table:table-cell>
          <table:table-cell table:number-columns-repeated="3"/>
        </table:table-row>
        <table:table-row table:style-name="ro1">
          <table:table-cell office:value-type="string">
            <text:p>Stainless 10-32 button ½ </text:p>
          </table:table-cell>
          <table:table-cell table:number-columns-repeated="3"/>
        </table:table-row>
        <table:table-row table:style-name="ro1">
          <table:table-cell office:value-type="string">
            <text:p>stainless screw #8 5/16</text:p>
          </table:table-cell>
          <table:table-cell table:number-columns-repeated="3"/>
        </table:table-row>
        <table:table-row table:style-name="ro1">
          <table:table-cell office:value-type="string">
            <text:p>stainless countersink ¼ 20 3/8</text:p>
          </table:table-cell>
          <table:table-cell table:number-columns-repeated="3"/>
        </table:table-row>
        <table:table-row table:style-name="ro1">
          <table:table-cell office:value-type="string">
            <text:p>stainless countersink10-32 3/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plexiglas</text:p>
          </table:table-cell>
          <table:table-cell table:number-columns-repeated="3"/>
        </table:table-row>
        <table:table-row table:style-name="ro1">
          <table:table-cell office:value-type="string">
            <text:p>panel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8/01/2018</text:date>, <text:time>15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Mizell</meta:initial-creator>
    <meta:creation-date>2018-08-01T11:22:24.74</meta:creation-date>
    <dc:date>2018-08-01T15:59:57.29</dc:date>
    <dc:creator>Adrian Mizell</dc:creator>
    <meta:editing-duration>PT3H21M51S</meta:editing-duration>
    <meta:editing-cycles>3</meta:editing-cycles>
    <meta:generator>OpenOffice/4.1.5$Win32 OpenOffice.org_project/415m1$Build-9789</meta:generator>
    <meta:document-statistic meta:table-count="3" meta:cell-count="79" meta:object-count="0"/>
  </office:meta>
</office:document-meta>
</file>